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AdapterCPDS.setPassword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PooledConnection( String username , String passwor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riverAdapterCPDS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Description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TimeBetweenEvictionRunsMillis( int timeBetweenEvictionRuns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riverAdapterCPDS.setMaxActive(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setMaxPreparedStatements( int maxPrepared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isPoolPrepared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LogWriter( java . io .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NumTestsPerEviction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PoolPreparedStatements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assertInitialization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riverAdapterCPDS.setUrl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setLoginTimeout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MinEvictableIdle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DriverAdapterCP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riverAdapterCPDS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MaxPrepared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NumTestsPerEvictionRun( int numTestsPerEvictionRu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Driver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riverAdapterCPDS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riverAdapterCPDS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Pooled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MaxIdle( int max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Max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TimeBetweenEvictionRuns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setMinEvictableIdleTimeMillis( int minEvictableIdle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setUser( Stri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riverAdapterCPDS.ge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iverAdapterCPDS.getObjectInstance( Object refObj , Name name , Context context , Hashtable env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